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671cm" fo:min-width="4.453cm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1.782cm"/>
    </style:style>
    <style:style style:name="gr3" style:family="graphic" style:parent-style-name="standard">
      <style:graphic-properties draw:stroke="none" svg:stroke-color="#000000" draw:fill="none" draw:fill-color="#ffffff" fo:min-height="2.134cm"/>
    </style:style>
    <style:style style:name="gr4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3.702cm" fo:min-width="3.452cm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862cm" fo:min-width="2.612cm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draw:marker-start="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3.56cm" fo:min-width="5.215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953cm" svg:height="2.921cm" svg:x="1.635cm" svg:y="5.14cm">
          <text:p text:style-name="P1">Doc 1</text:p>
          <text:p text:style-name="P1">AsciiDoc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953cm" svg:height="2.921cm" svg:x="1.635cm" svg:y="9.404cm">
          <text:p text:style-name="P1">Doc 2</text:p>
          <text:p text:style-name="P1">DocBook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953cm" svg:height="2.921cm" svg:x="1.548cm" svg:y="15.959cm">
          <text:p text:style-name="P1">Doc N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572cm" svg:height="2.032cm" svg:x="1.762cm" svg:y="2.651cm">
          <draw:text-box>
            <text:p text:style-name="P1">Documents</text:p>
            <text:p text:style-name="P1">“books”</text:p>
          </draw:text-box>
        </draw:frame>
        <draw:frame draw:style-name="gr3" draw:text-style-name="P5" draw:layer="layout" svg:width="4.826cm" svg:height="3.554cm" svg:x="1.635cm" svg:y="12.14cm">
          <draw:text-box>
            <text:p text:style-name="P4"><text:span text:style-name="T1">.</text:span></text:p>
            <text:p text:style-name="P4"><text:span text:style-name="T1">.</text:span></text:p>
            <text:p text:style-name="P4"><text:span text:style-name="T1">.</text:span></text:p>
          </draw:text-box>
        </draw:frame>
        <draw:custom-shape draw:style-name="gr4" draw:text-style-name="P2" xml:id="id2" draw:id="id2" draw:layer="layout" svg:width="5.588cm" svg:height="5.588cm" svg:x="8.747cm" svg:y="12.049cm">
          <text:p text:style-name="P1">Pagu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4.953cm" svg:height="2.921cm" svg:x="9.255cm" svg:y="5.191cm">
          <text:p text:style-name="P1">docs.fp.o</text:p>
          <text:p text:style-name="P1">HTML/mallard</text:p>
          <text:p text:style-name="P1">config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6.588cm" svg:y1="6.6cm" svg:x2="9.565cm" svg:y2="12.867cm" draw:start-shape="id1" draw:start-glue-point="1" draw:end-shape="id2" draw:end-glue-point="5" svg:d="M6588 6600h1079v6267h1898" svg:viewBox="0 0 2978 6268">
          <text:p/>
        </draw:connector>
        <draw:connector draw:style-name="gr5" draw:text-style-name="P2" draw:layer="layout" svg:x1="6.588cm" svg:y1="10.864cm" svg:x2="8.747cm" svg:y2="14.843cm" draw:start-shape="id3" draw:start-glue-point="1" draw:end-shape="id2" draw:end-glue-point="6" svg:d="M6588 10864h1079v3979h1080" svg:viewBox="0 0 2160 3980">
          <text:p/>
        </draw:connector>
        <draw:connector draw:style-name="gr5" draw:text-style-name="P2" draw:layer="layout" svg:x1="6.501cm" svg:y1="17.419cm" svg:x2="9.565cm" svg:y2="16.819cm" draw:start-shape="id4" draw:start-glue-point="1" draw:end-shape="id2" draw:end-glue-point="7" svg:d="M6501 17419h1123v-600h1941" svg:viewBox="0 0 3065 601">
          <text:p/>
        </draw:connector>
        <draw:connector draw:style-name="gr6" draw:text-style-name="P2" draw:layer="layout" draw:type="line" svg:x1="11.731cm" svg:y1="8.112cm" svg:x2="11.541cm" svg:y2="12.049cm" draw:start-shape="id5" draw:start-glue-point="2" draw:end-shape="id2" svg:d="M11731 8112l-190 3937" svg:viewBox="0 0 191 3938">
          <text:p/>
        </draw:connector>
        <draw:custom-shape draw:style-name="gr7" draw:text-style-name="P2" xml:id="id6" draw:id="id6" draw:layer="layout" svg:width="6.223cm" svg:height="6.223cm" svg:x="14.462cm" svg:y="7.731cm">
          <text:p text:style-name="P1">Pintai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svg:x1="14.208cm" svg:y1="6.651cm" svg:x2="17.574cm" svg:y2="7.731cm" draw:start-shape="id5" draw:start-glue-point="1" draw:end-shape="id6" draw:end-glue-point="4" svg:d="M14208 6651h3366v1080" svg:viewBox="0 0 3367 1081">
          <text:p/>
        </draw:connector>
        <draw:connector draw:style-name="gr8" draw:text-style-name="P2" draw:layer="layout" svg:x1="13.517cm" svg:y1="12.867cm" svg:x2="14.462cm" svg:y2="10.843cm" draw:start-shape="id2" draw:start-glue-point="11" draw:end-shape="id6" draw:end-glue-point="5" svg:d="M13517 12867v-2024h945" svg:viewBox="0 0 946 2025">
          <text:p/>
        </draw:connector>
        <draw:custom-shape draw:style-name="gr9" draw:text-style-name="P2" xml:id="id7" draw:id="id7" draw:layer="layout" svg:width="5.715cm" svg:height="3.81cm" svg:x="20.812cm" svg:y="15.351cm">
          <text:p text:style-name="P1">Website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7.574cm" svg:y1="13.954cm" svg:x2="20.812cm" svg:y2="17.256cm" draw:start-shape="id6" draw:start-glue-point="6" draw:end-shape="id7" draw:end-glue-point="3" svg:d="M17574 13954v3302h3238" svg:viewBox="0 0 3239 33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1T11:39:57.788307231</meta:creation-date>
    <dc:date>2016-08-01T11:55:15.868867526</dc:date>
    <meta:editing-duration>PT4M21S</meta:editing-duration>
    <meta:editing-cycles>1</meta:editing-cycles>
    <meta:generator>LibreOffice/5.1.5.1$Linux_X86_64 LibreOffice_project/10$Build-1</meta:generator>
    <meta:document-statistic meta:object-count="16"/>
  </office:meta>
</office:document-meta>
</file>